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188ecb" officeooo:paragraph-rsid="00188ecb"/>
    </style:style>
    <style:style style:name="P2" style:family="paragraph" style:parent-style-name="Standard">
      <style:text-properties fo:language="fr" fo:country="FR" officeooo:rsid="00188ecb" officeooo:paragraph-rsid="00188ecb"/>
    </style:style>
    <style:style style:name="P3" style:family="paragraph" style:parent-style-name="Standard">
      <style:text-properties fo:language="fr" fo:country="FR" officeooo:rsid="00188ecb" officeooo:paragraph-rsid="00210226"/>
    </style:style>
    <style:style style:name="P4" style:family="paragraph" style:parent-style-name="Standard">
      <style:text-properties fo:language="fr" fo:country="FR" officeooo:rsid="00188ecb" officeooo:paragraph-rsid="0023d7cd"/>
    </style:style>
    <style:style style:name="P5" style:family="paragraph" style:parent-style-name="Standard">
      <style:text-properties fo:language="fr" fo:country="FR" officeooo:rsid="00188ecb" officeooo:paragraph-rsid="0037e97e"/>
    </style:style>
    <style:style style:name="P6" style:family="paragraph" style:parent-style-name="Standard">
      <style:text-properties fo:language="fr" fo:country="FR" officeooo:rsid="001c2ba6" officeooo:paragraph-rsid="001c2ba6"/>
    </style:style>
    <style:style style:name="P7" style:family="paragraph" style:parent-style-name="Standard">
      <style:text-properties fo:language="fr" fo:country="FR" officeooo:rsid="0020081a" officeooo:paragraph-rsid="0020081a"/>
    </style:style>
    <style:style style:name="P8" style:family="paragraph" style:parent-style-name="Standard">
      <style:text-properties fo:language="fr" fo:country="FR" officeooo:rsid="0020081a" officeooo:paragraph-rsid="00210226"/>
    </style:style>
    <style:style style:name="P9" style:family="paragraph" style:parent-style-name="Standard">
      <style:text-properties fo:language="fr" fo:country="FR" officeooo:rsid="0020081a" officeooo:paragraph-rsid="002336ce"/>
    </style:style>
    <style:style style:name="P10" style:family="paragraph" style:parent-style-name="Standard">
      <style:text-properties fo:language="fr" fo:country="FR" officeooo:rsid="0020081a" officeooo:paragraph-rsid="0023d7cd"/>
    </style:style>
    <style:style style:name="P11" style:family="paragraph" style:parent-style-name="Standard">
      <style:text-properties fo:language="fr" fo:country="FR" officeooo:rsid="00210226" officeooo:paragraph-rsid="00210226"/>
    </style:style>
    <style:style style:name="P12" style:family="paragraph" style:parent-style-name="Standard">
      <style:text-properties fo:language="fr" fo:country="FR" officeooo:rsid="00210226" officeooo:paragraph-rsid="0023d7cd"/>
    </style:style>
    <style:style style:name="P13" style:family="paragraph" style:parent-style-name="Standard">
      <style:text-properties fo:language="fr" fo:country="FR" officeooo:rsid="0026f50d" officeooo:paragraph-rsid="0026f50d"/>
    </style:style>
    <style:style style:name="P14" style:family="paragraph" style:parent-style-name="Standard">
      <style:text-properties fo:language="fr" fo:country="FR" officeooo:rsid="0029be23" officeooo:paragraph-rsid="0029be23"/>
    </style:style>
    <style:style style:name="P15" style:family="paragraph" style:parent-style-name="Standard">
      <style:text-properties fo:language="fr" fo:country="FR" officeooo:rsid="002ce8ca" officeooo:paragraph-rsid="002ce8ca"/>
    </style:style>
    <style:style style:name="P16" style:family="paragraph" style:parent-style-name="Standard">
      <style:text-properties fo:language="fr" fo:country="FR" officeooo:rsid="002f2ddb" officeooo:paragraph-rsid="002f2ddb"/>
    </style:style>
    <style:style style:name="P17" style:family="paragraph" style:parent-style-name="Standard">
      <style:text-properties fo:language="fr" fo:country="FR" officeooo:rsid="0030d593" officeooo:paragraph-rsid="0030d593"/>
    </style:style>
    <style:style style:name="P18" style:family="paragraph" style:parent-style-name="Standard">
      <style:text-properties fo:language="fr" fo:country="FR" officeooo:rsid="0030d593" officeooo:paragraph-rsid="00348330"/>
    </style:style>
    <style:style style:name="P19" style:family="paragraph" style:parent-style-name="Standard">
      <style:text-properties fo:language="fr" fo:country="FR" officeooo:rsid="0030d593" officeooo:paragraph-rsid="0035799b"/>
    </style:style>
    <style:style style:name="P20" style:family="paragraph" style:parent-style-name="Standard">
      <style:text-properties fo:language="fr" fo:country="FR" officeooo:rsid="00328f76" officeooo:paragraph-rsid="00348330"/>
    </style:style>
    <style:style style:name="P21" style:family="paragraph" style:parent-style-name="Standard">
      <style:text-properties fo:language="fr" fo:country="FR" officeooo:rsid="0035799b" officeooo:paragraph-rsid="00348330"/>
    </style:style>
    <style:style style:name="P22" style:family="paragraph" style:parent-style-name="Standard">
      <style:text-properties fo:language="fr" fo:country="FR" officeooo:rsid="0036bff1" officeooo:paragraph-rsid="0036bff1"/>
    </style:style>
    <style:style style:name="P23" style:family="paragraph" style:parent-style-name="Standard">
      <style:text-properties fo:language="fr" fo:country="FR" officeooo:rsid="002d6cdf" officeooo:paragraph-rsid="002d6cdf"/>
    </style:style>
    <style:style style:name="P24" style:family="paragraph" style:parent-style-name="Standard">
      <style:text-properties fo:language="fr" fo:country="FR" officeooo:rsid="003ae87d" officeooo:paragraph-rsid="003ae87d"/>
    </style:style>
    <style:style style:name="P25" style:family="paragraph" style:parent-style-name="Standard">
      <style:text-properties officeooo:paragraph-rsid="002d6cdf"/>
    </style:style>
    <style:style style:name="P26" style:family="paragraph" style:parent-style-name="Standard">
      <style:text-properties style:font-name="Liberation Serif" fo:language="fr" fo:country="FR" officeooo:rsid="00328f76" officeooo:paragraph-rsid="00348330"/>
    </style:style>
    <style:style style:name="P27" style:family="paragraph" style:parent-style-name="Standard">
      <style:text-properties style:font-name="Liberation Serif" fo:language="fr" fo:country="FR" officeooo:rsid="0035799b" officeooo:paragraph-rsid="00348330"/>
    </style:style>
    <style:style style:name="P28" style:family="paragraph" style:parent-style-name="Standard">
      <style:text-properties fo:language="fr" fo:country="FR" officeooo:rsid="0020081a" officeooo:paragraph-rsid="0023d7cd"/>
    </style:style>
    <style:style style:name="P29" style:family="paragraph" style:parent-style-name="Standard">
      <style:text-properties fo:language="fr" fo:country="FR" officeooo:rsid="00188ecb" officeooo:paragraph-rsid="003d5209"/>
    </style:style>
    <style:style style:name="P30" style:family="paragraph" style:parent-style-name="Standard">
      <style:text-properties fo:language="fr" fo:country="FR" officeooo:rsid="00188ecb" officeooo:paragraph-rsid="0037e97e"/>
    </style:style>
    <style:style style:name="P31" style:family="paragraph" style:parent-style-name="Standard">
      <style:text-properties fo:language="fr" fo:country="FR" officeooo:rsid="00210226" officeooo:paragraph-rsid="00210226"/>
    </style:style>
    <style:style style:name="T1" style:family="text">
      <style:text-properties officeooo:rsid="001a37bf"/>
    </style:style>
    <style:style style:name="T2" style:family="text">
      <style:text-properties officeooo:rsid="0020081a"/>
    </style:style>
    <style:style style:name="T3" style:family="text">
      <style:text-properties officeooo:rsid="00210226"/>
    </style:style>
    <style:style style:name="T4" style:family="text">
      <style:text-properties officeooo:rsid="002336ce"/>
    </style:style>
    <style:style style:name="T5" style:family="text">
      <style:text-properties officeooo:rsid="0023d7cd"/>
    </style:style>
    <style:style style:name="T6" style:family="text">
      <style:text-properties officeooo:rsid="00259f26"/>
    </style:style>
    <style:style style:name="T7" style:family="text">
      <style:text-properties officeooo:rsid="0025a56d"/>
    </style:style>
    <style:style style:name="T8" style:family="text">
      <style:text-properties officeooo:rsid="0025f509"/>
    </style:style>
    <style:style style:name="T9" style:family="text">
      <style:text-properties officeooo:rsid="0029be23"/>
    </style:style>
    <style:style style:name="T10" style:family="text">
      <style:text-properties officeooo:rsid="002b06e7"/>
    </style:style>
    <style:style style:name="T11" style:family="text">
      <style:text-properties officeooo:rsid="002d6cdf"/>
    </style:style>
    <style:style style:name="T12" style:family="text">
      <style:text-properties fo:font-variant="normal" fo:text-transform="none" style:font-name="apple-system" fo:font-size="11.25pt" fo:letter-spacing="normal" fo:font-style="normal" style:text-underline-style="solid" style:text-underline-width="auto" style:text-underline-color="font-color" fo:font-weight="bold" fo:background-color="#f6f8fa" loext:char-shading-value="0" loext:padding="0in" loext:border="none"/>
    </style:style>
    <style:style style:name="T13" style:family="text">
      <style:text-properties fo:font-variant="normal" fo:text-transform="none" fo:color="#202124" loext:opacity="100%" style:font-name="arial" fo:font-size="9pt" fo:letter-spacing="normal" fo:font-style="normal" fo:font-weight="normal"/>
    </style:style>
    <style:style style:name="T14" style:family="text">
      <style:text-properties fo:font-variant="normal" fo:text-transform="none" fo:color="#202124" loext:opacity="100%" fo:letter-spacing="normal"/>
    </style:style>
    <style:style style:name="T15" style:family="text">
      <style:text-properties fo:language="fr" fo:country="FR" officeooo:rsid="002d6cdf"/>
    </style:style>
    <style:style style:name="T16" style:family="text">
      <style:text-properties style:font-name="Miriam Mono CLM"/>
    </style:style>
    <style:style style:name="T17" style:family="text">
      <style:text-properties style:font-name="Liberation Serif"/>
    </style:style>
    <style:style style:name="T18" style:family="text">
      <style:text-properties style:font-name="Liberation Serif" officeooo:rsid="0037e97e"/>
    </style:style>
    <style:style style:name="T19" style:family="text">
      <style:text-properties officeooo:rsid="0037e97e"/>
    </style:style>
    <style:style style:name="T20" style:family="text">
      <style:text-properties officeooo:rsid="003d52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ignes <text:span text:style-name="T9">Et Suivi</text:span></text:p>
      <text:p text:style-name="P2"/>
      <text:p text:style-name="P2"/>
      <text:p text:style-name="P14">Vérifier les prérequis : node installé ? VS Code ? Npm ? Js okay ? Chrome ? Firefox ? (utils pour se parler à soi même) !!! <text:span text:style-name="T11">live-Server pour VS Code</text:span></text:p>
      <text:p text:style-name="P14"/>
      <text:p text:style-name="P14">Démarrer toutes caméras allumées.</text:p>
      <text:p text:style-name="P14"/>
      <text:p text:style-name="P14">- <text:span text:style-name="T10">Se présenter / Présenter Timothée,</text:span></text:p>
      <text:p text:style-name="P14">- Décrire le déroulé <text:span text:style-name="T10">et le but,</text:span></text:p>
      <text:p text:style-name="P14">- <text:span text:style-name="T10">Vérifier les outils,</text:span></text:p>
      <text:p text:style-name="P14">- <text:span text:style-name="T10">Mettre en place les équipes par niveau,</text:span></text:p>
      <text:p text:style-name="P14">- <text:span text:style-name="T10">Mettre en place le site Atelier Collaboratif</text:span></text:p>
      <text:p text:style-name="P14">- <text:span text:style-name="T10">(tester le back !!!)</text:span></text:p>
      <text:p text:style-name="P14"/>
      <text:p text:style-name="P2"/>
      <text:p text:style-name="P6">Jour 1:</text:p>
      <text:p text:style-name="P2"/>
      <text:p text:style-name="P7">leçons:</text:p>
      <text:p text:style-name="P15">From page 1 to page <text:span text:style-name="T19">92</text:span></text:p>
      <text:p text:style-name="P7"/>
      <text:p text:style-name="P7">- Introd<text:span text:style-name="T11">uction</text:span></text:p>
      <text:p text:style-name="P7"/>
      <text:p text:style-name="P7">- Installation</text:p>
      <text:p text:style-name="P7"/>
      <text:p text:style-name="P25"><text:span text:style-name="T15">Repo : </text:span><text:a xlink:type="simple" xlink:href="https://github.com/Pelleterat-Conserto/add-react-1-min" text:style-name="Internet_20_link" text:visited-style-name="Visited_20_Internet_20_Link"><text:span text:style-name="T12">add-react-1-min</text:span></text:a></text:p>
      <text:p text:style-name="P23"/>
      <text:p text:style-name="P23">- Create-react-app</text:p>
      <text:p text:style-name="P23"/>
      <text:p text:style-name="P25"><text:span text:style-name="T15">Diff npm / npx : </text:span><text:span text:style-name="T13">Npm is a tool that use to install packages.</text:span><text:span text:style-name="T14"> </text:span><text:span text:style-name="T13">Npx is a tool that use to execute packages. Packages used by npm are installed globally you have to care about pollution for the long term. Packages used by npx are not installed globally so you have to carefree for the pollution for the long term.</text:span></text:p>
      <text:p text:style-name="P7"/>
      <text:p text:style-name="P7">- Composants</text:p>
      <text:p text:style-name="P7"/>
      <text:p text:style-name="P16">Page 50, pourquoi pas montrer le code des slides ?</text:p>
      <text:p text:style-name="P16"/>
      <text:p text:style-name="P18">Styling</text:p>
      <text:p text:style-name="P16"/>
      <text:p text:style-name="P19"><text:span text:style-name="T2">Tp: </text:span>Après Page 56, on a ce qu’il faut pour commencer à coder certains éléments du chat :</text:p>
      <text:p text:style-name="P17">- App</text:p>
      <text:p text:style-name="P17">- Head</text:p>
      <text:p text:style-name="P17">- Body</text:p>
      <text:p text:style-name="P17"/>
      <text:p text:style-name="P18">Branche : <text:span text:style-name="T16">simple-component-and-styling</text:span></text:p>
      <text:p text:style-name="P20"><text:span text:style-name="T17">link : </text:span><text:a xlink:type="simple" xlink:href="https://github.com/Pelleterat-Conserto/slacko-front/tree/simple-component-and-styling" text:style-name="Internet_20_link" text:visited-style-name="Visited_20_Internet_20_Link"><text:span text:style-name="T17">https://github.com/Pelleterat-Conserto/slacko-front/tree/simple-component-and-styling</text:span></text:a></text:p>
      <text:p text:style-name="P26"/>
      <text:p text:style-name="P27"/>
      <text:p text:style-name="P21"><text:span text:style-name="T17">- </text:span><text:span text:style-name="T18">State et </text:span><text:span text:style-name="T17">Cycles de Vie (page 59)</text:span></text:p>
      <text:p text:style-name="P22"/>
      <text:p text:style-name="P22">Reproduire le composant Chrono en utilisant useEffect <text:span text:style-name="T19">(par équipe)</text:span></text:p>
      <text:p text:style-name="P22"/>
      <text:p text:style-name="P24">Lien de la réponse : <text:a xlink:type="simple" xlink:href="https://github.com/Pelleterat-Conserto/funct-comp" text:style-name="Internet_20_link" text:visited-style-name="Visited_20_Internet_20_Link">https://github.com/Pelleterat-Conserto/funct-comp</text:a></text:p>
      <text:p text:style-name="P11"><text:soft-page-break/></text:p>
      <text:p text:style-name="P11">Jour 2</text:p>
      <text:p text:style-name="P11"/>
      <text:p text:style-name="P8">leçons:</text:p>
      <text:p text:style-name="P8"/>
      <text:p text:style-name="P8">- <text:span text:style-name="T4">HOC</text:span></text:p>
      <text:p text:style-name="P9">- <text:span text:style-name="T3">Route</text:span></text:p>
      <text:p text:style-name="P8"/>
      <text:p text:style-name="P8">Tp:</text:p>
      <text:p text:style-name="P8"/>
      <text:p text:style-name="P5">- <text:span text:style-name="T20">Faire la modale User</text:span></text:p>
      <text:p text:style-name="P5">- <text:span text:style-name="T20">Monter le Chat en utilisant un composant objet et fonction (par équipe)</text:span></text:p>
      <text:p text:style-name="P3"/>
      <text:p text:style-name="P3"/>
      <text:p text:style-name="P12">Jour <text:span text:style-name="T5">3</text:span></text:p>
      <text:p text:style-name="P12"/>
      <text:p text:style-name="P10">leçons:</text:p>
      <text:p text:style-name="P10"/>
      <text:p text:style-name="P10">- <text:span text:style-name="T20">Redux</text:span></text:p>
      <text:p text:style-name="P10">- <text:span text:style-name="T5">Ecosysthème; SEO (Helmet), Formik, Axios, </text:span><text:span text:style-name="T7">SCSS</text:span></text:p>
      <text:p text:style-name="P10">- <text:span text:style-name="T5">Tester en React </text:span><text:span text:style-name="T6">avec react-testing-library</text:span></text:p>
      <text:p text:style-name="P10"/>
      <text:p text:style-name="P10">Tp:</text:p>
      <text:p text:style-name="P10"/>
      <text:p text:style-name="P29">- <text:span text:style-name="T3">Intégrer et appliquer Redux au chat</text:span></text:p>
      <text:p text:style-name="P4">- <text:span text:style-name="T7">Intégrer les différentes librairies de l’échosysthème, et jouer avec,</text:span></text:p>
      <text:p text:style-name="P4">- <text:span text:style-name="T7">Intégrer des tests unitaires</text:span></text:p>
      <text:p text:style-name="P4">- <text:span text:style-name="T8">Déploiement</text:span></text:p>
      <text:p text:style-name="P3"/>
      <text:p text:style-name="P2"/>
      <text:p text:style-name="P2"/>
      <text:p text:style-name="P2"/>
      <text:p text:style-name="P2"/>
      <text:p text:style-name="P13">Note: En cas d’emploi du temps bien avancé, nous pouvons intégrer une authentification à l’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system" svg:font-family="apple-system, system-ui, 'Segoe UI', Helvetica, Arial, sans-serif, 'Apple Color Emoji', 'Segoe UI Emoji'" style:font-charset="x-symbol"/>
    <style:font-face style:name="arial" svg:font-family="arial, sans-serif"/>
    <style:font-face style:name="Arial Unicode MS1" svg:font-family="'Arial Unicode MS'" style:font-family-generic="swiss"/>
    <style:font-face style:name="Miriam Mono CLM" svg:font-family="'Miriam Mono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25T10:58:06.514997694</meta:creation-date>
    <dc:date>2022-03-26T19:31:22.025661484</dc:date>
    <meta:editing-duration>PT6H39M20S</meta:editing-duration>
    <meta:editing-cycles>17</meta:editing-cycles>
    <meta:generator>LibreOffice/7.0.6.2$MacOSX_X86_64 LibreOffice_project/144abb84a525d8e30c9dbbefa69cbbf2d8d4ae3b</meta:generator>
    <meta:document-statistic meta:table-count="0" meta:image-count="0" meta:object-count="0" meta:page-count="2" meta:paragraph-count="47" meta:word-count="304" meta:character-count="1776" meta:non-whitespace-character-count="1519"/>
  </office:meta>
</office:document-meta>
</file>